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1.47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Render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4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5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6" table:default-cell-style-name="ce2"/>
        <table:table-column table:style-name="co1" table:number-columns-repeated="2" table:default-cell-style-name="ce9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3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5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4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5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5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5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6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5">
          <table:table-cell office:value-type="string">
            <text:p>Matrix</text:p>
          </table:table-cell>
          <table:table-cell/>
          <table:table-cell office:value-type="float" office:value="6">
            <office:annotation draw:style-name="gr17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5">
          <table:table-cell office:value-type="string">
            <text:p>Point</text:p>
          </table:table-cell>
          <table:table-cell/>
          <table:table-cell office:value-type="float" office:value="5">
            <office:annotation draw:style-name="gr12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5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9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Ellips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0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5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5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1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5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5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5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5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5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5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2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23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3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2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ask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4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rimitive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9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6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5">
          <table:table-cell table:style-name="ce3" office:value-type="string">
            <text:p>Textur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7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7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23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3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28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8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29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5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0" table:default-cell-style-name="ce2"/>
        <table:table-column table:style-name="co1" table:number-columns-repeated="2" table:default-cell-style-name="Default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5in">
              <dc:creator>LS</dc:creator>
              <dc:date>2018-11-15T00:00:00</dc:date>
              <text:p text:style-name="P1">Texture-flow.js:1371:9-38: [class: BaseTexture]</text:p>
            </office:annotation>
            <text:p>1</text:p>
          </table:table-cell>
          <table:table-cell table:style-name="ce9" office:value-type="float" office:value="16">
            <office:annotation draw:style-name="gr30" draw:text-style-name="P1" svg:width="1.1413in" svg:height="10.6539in" svg:x="3.3563in" svg:y="0in" draw:caption-point-x="-0.2402in" draw:caption-point-y="0.1795in">
              <dc:creator>LS</dc:creator>
              <dc:date>2018-11-15T00:00:00</dc:date>
              <text:p text:style-name="P1">Texture-flow.js:1344:17-27: [class: BaseTexture] | BaseTexture | VideoBaseTexture</text:p>
              <text:p text:style-name="P1">Texture-flow.js:1361:13-23: [class: BaseTexture] | BaseTexture | VideoBaseTexture</text:p>
              <text:p text:style-name="P1">Texture-flow.js:1371:28-38: [class: BaseTexture]</text:p>
              <text:p text:style-name="P1">Texture-flow.js:1429:13-23: [class: BaseTexture]</text:p>
              <text:p text:style-name="P1">Texture-flow.js:1433:45-55: [class: BaseTexture]</text:p>
              <text:p text:style-name="P1">Texture-flow.js:1433:64-74: [class: BaseTexture]</text:p>
              <text:p text:style-name="P1">Texture-flow.js:1436:17-27: [class: BaseTexture]</text:p>
              <text:p text:style-name="P1">Texture-flow.js:1442:13-23: [class: BaseTexture]</text:p>
              <text:p text:style-name="P1">Texture-flow.js:1587:35-45: [class: BaseTexture]</text:p>
              <text:p text:style-name="P1">Texture-flow.js:1587:35-102: BaseTexture</text:p>
              <text:p text:style-name="P1">Texture-flow.js:1624:28-38: [class: BaseTexture]</text:p>
              <text:p text:style-name="P1">Texture-flow.js:1624:28-68: BaseTexture</text:p>
              <text:p text:style-name="P1">Texture-flow.js:1697:36-46: [class: BaseTexture]</text:p>
              <text:p text:style-name="P1">Texture-flow.js:1699:32-42: [class: BaseTexture]</text:p>
              <text:p text:style-name="P1">Texture-flow.js:1832:29-45: BaseTexture</text:p>
              <text:p text:style-name="P1">Texture-flow.js:1832:33-43: [class: BaseTexture]</text:p>
            </office:annotation>
            <text:p>16</text:p>
          </table:table-cell>
        </table:table-row>
        <table:table-row table:style-name="ro6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1" draw:text-style-name="P1" svg:width="1.1413in" svg:height="5.3665in" svg:x="3.3563in" svg:y="0in" draw:caption-point-x="-0.2402in" draw:caption-point-y="0.3657in">
              <dc:creator>LS</dc:creator>
              <dc:date>2018-11-15T00:00:00</dc:date>
              <text:p text:style-name="P1">Texture-flow.js:1344:17-27: [class: BaseTexture] | BaseTexture | VideoBaseTexture</text:p>
              <text:p text:style-name="P1">Texture-flow.js:1361:13-23: [class: BaseTexture] | BaseTexture | VideoBaseTexture</text:p>
              <text:p text:style-name="P1">Texture-flow.js:1642:28-43: [class: VideoBaseTexture]</text:p>
              <text:p text:style-name="P1">Texture-flow.js:1642:28-71: VideoBaseTexture</text:p>
              <text:p text:style-name="P1">Texture-flow.js:1655:28-43: [class: VideoBaseTexture]</text:p>
              <text:p text:style-name="P1">Texture-flow.js:1655:28-72: VideoBaseTexture</text:p>
            </office:annotation>
            <text:p>6</text:p>
          </table:table-cell>
        </table:table-row>
        <table:table-row table:style-name="ro6">
          <table:table-cell office:value-type="string">
            <text:p>TextureUvs</text:p>
          </table:table-cell>
          <table:table-cell table:style-name="ce9" office:value-type="float" office:value="1">
            <office:annotation draw:style-name="gr8" draw:text-style-name="P1" svg:width="1.1413in" svg:height="0.5457in" svg:x="2.4673in" svg:y="0in" draw:caption-point-x="-0.2402in" draw:caption-point-y="0.5516in">
              <dc:creator>LS</dc:creator>
              <dc:date>2018-11-15T00:00:00</dc:date>
              <text:p text:style-name="P1">Texture-flow.js:1562:13-40: TextureUvs</text:p>
            </office:annotation>
            <text:p>1</text:p>
          </table:table-cell>
          <table:table-cell table:style-name="ce9" office:value-type="float" office:value="3">
            <office:annotation draw:style-name="gr23" draw:text-style-name="P1" svg:width="1.1413in" svg:height="1.6343in" svg:x="3.3563in" svg:y="0in" draw:caption-point-x="-0.2402in" draw:caption-point-y="0.5516in">
              <dc:creator>LS</dc:creator>
              <dc:date>2018-11-15T00:00:00</dc:date>
              <text:p text:style-name="P1">Texture-flow.js:1562:25-40: TextureUvs</text:p>
              <text:p text:style-name="P1">Texture-flow.js:1562:29-38: [class: TextureUvs]</text:p>
              <text:p text:style-name="P1">Texture-flow.js:1565:9-17: TextureUvs</text:p>
            </office:annotation>
            <text:p>3</text:p>
          </table:table-cell>
        </table:table-row>
        <table:table-row table:style-name="ro6">
          <table:table-cell office:value-type="string">
            <text:p>Rectangle</text:p>
          </table:table-cell>
          <table:table-cell table:style-name="ce9" office:value-type="float" office:value="3">
            <office:annotation draw:style-name="gr32" draw:text-style-name="P1" svg:width="1.1413in" svg:height="1.4787in" svg:x="2.4673in" svg:y="0.1433in" draw:caption-point-x="-0.2402in" draw:caption-point-y="0.5949in">
              <dc:creator>LS</dc:creator>
              <dc:date>2018-11-15T00:00:00</dc:date>
              <text:p text:style-name="P1">Texture-flow.js:1379:9-27: Rectangle</text:p>
              <text:p text:style-name="P1">Texture-flow.js:1415:9-33: Rectangle</text:p>
              <text:p text:style-name="P1">Texture-flow.js:1438:13-30: Rectangle</text:p>
            </office:annotation>
            <text:p>3</text:p>
          </table:table-cell>
          <table:table-cell table:style-name="ce9" office:value-type="float" office:value="28">
            <office:annotation draw:style-name="gr33" draw:text-style-name="P1" svg:width="1.1413in" svg:height="13.9197in" svg:x="3.3563in" svg:y="0.1429in" draw:caption-point-x="-0.2402in" draw:caption-point-y="0.5949in">
              <dc:creator>LS</dc:creator>
              <dc:date>2018-11-15T00:00:00</dc:date>
              <text:p text:style-name="P1">Texture-flow.js:1344:30-34: void | Rectangle</text:p>
              <text:p text:style-name="P1">Texture-flow.js:1355:14-18: void | Rectangle</text:p>
              <text:p text:style-name="P1">Texture-flow.js:1358:13-45: Rectangle</text:p>
              <text:p text:style-name="P1">Texture-flow.js:1358:21-45: Rectangle</text:p>
              <text:p text:style-name="P1">Texture-flow.js:1358:25-33: [class: Rectangle]</text:p>
              <text:p text:style-name="P1">Texture-flow.js:1379:23-27: Rectangle</text:p>
              <text:p text:style-name="P1">Texture-flow.js:1415:21-33: Rectangle</text:p>
              <text:p text:style-name="P1">Texture-flow.js:1415:29-33: Rectangle</text:p>
              <text:p text:style-name="P1">Texture-flow.js:1433:17-82: Rectangle</text:p>
              <text:p text:style-name="P1">Texture-flow.js:1433:25-82: Rectangle</text:p>
              <text:p text:style-name="P1">Texture-flow.js:1433:29-37: [class: Rectangle]</text:p>
              <text:p text:style-name="P1">Texture-flow.js:1438:26-30: Rectangle</text:p>
              <text:p text:style-name="P1">Texture-flow.js:1478:13-83: Rectangle</text:p>
              <text:p text:style-name="P1">Texture-flow.js:1478:26-83: Rectangle</text:p>
              <text:p text:style-name="P1">Texture-flow.js:1478:30-38: [class: Rectangle]</text:p>
              <text:p text:style-name="P1">Texture-flow.js:1550:46-55: Rectangle</text:p>
              <text:p text:style-name="P1">Texture-flow.js:1751:15-19: Rectangle</text:p>
              <text:p text:style-name="P1">Texture-flow.js:1753:9-27: Rectangle</text:p>
              <text:p text:style-name="P1">Texture-flow.js:1753:23-27: Rectangle</text:p>
              <text:p text:style-name="P1">Texture-flow.js:1757:13-17: Rectangle</text:p>
              <text:p text:style-name="P1">Texture-flow.js:1757:23-27: Rectangle</text:p>
              <text:p text:style-name="P1">Texture-flow.js:1757:63-67: Rectangle</text:p>
              <text:p text:style-name="P1">Texture-flow.js:1757:73-77: Rectangle</text:p>
              <text:p text:style-name="P1">Texture-flow.js:1763:22-26: Rectangle</text:p>
              <text:p text:style-name="P1">Texture-flow.js:1763:31-35: Rectangle</text:p>
              <text:p text:style-name="P1">Texture-flow.js:1763:46-50: Rectangle</text:p>
              <text:p text:style-name="P1">Texture-flow.js:1767:13-29: Rectangle</text:p>
              <text:p text:style-name="P1">Texture-flow.js:1767:25-29: Rectangle</text:p>
            </office:annotation>
            <text:p>28</text:p>
          </table:table-cell>
        </table:table-row>
        <table:table-row table:style-name="ro5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5">
          <table:table-cell table:style-name="ce1"/>
          <table:table-cell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5">
          <table:table-cell table:style-name="ce1"/>
          <table:table-cell table:number-columns-repeated="2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4" draw:text-style-name="P1" svg:width="1.1413in" svg:height="4.9in" svg:x="2.9846in" svg:y="0.0004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35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3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35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2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6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2" table:default-cell-style-name="ce11"/>
        <table:table-column table:style-name="co1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" office:value-type="float" office:value="0">
            <text:p>#NOME?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1/15/2018</text:date>, <text:time>1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5T11:58:52</dc:date>
    <dc:creator>Leonardo Silva</dc:creator>
    <meta:editing-duration>P2DT8H17M26S</meta:editing-duration>
    <meta:editing-cycles>161</meta:editing-cycles>
    <meta:generator>OpenOffice/4.1.5$Unix OpenOffice.org_project/415m1$Build-9789</meta:generator>
    <meta:document-statistic meta:table-count="45" meta:cell-count="622" meta:object-count="0"/>
  </office:meta>
</office:document-meta>
</file>